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oppins" svg:font-family="Poppins"/>
    <style:font-face style:name="Sage Peak" svg:font-family="'Sage Peak', sans-serif"/>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officeooo:rsid="00002113" officeooo:paragraph-rsid="00002113"/>
    </style:style>
    <style:style style:name="P2" style:family="paragraph" style:parent-style-name="Standard">
      <style:text-properties officeooo:rsid="00002113" officeooo:paragraph-rsid="00019ce8"/>
    </style:style>
    <style:style style:name="P3" style:family="paragraph" style:parent-style-name="Standard">
      <style:text-properties officeooo:rsid="00019ce8" officeooo:paragraph-rsid="00019ce8"/>
    </style:style>
    <style:style style:name="P4" style:family="paragraph" style:parent-style-name="Standard">
      <style:text-properties officeooo:rsid="00071a9a" officeooo:paragraph-rsid="00071a9a"/>
    </style:style>
    <style:style style:name="P5" style:family="paragraph" style:parent-style-name="Standard">
      <style:text-properties officeooo:rsid="00002113" officeooo:paragraph-rsid="00002113"/>
    </style:style>
    <style:style style:name="P6" style:family="paragraph" style:parent-style-name="Standard">
      <style:text-properties officeooo:rsid="00002113" officeooo:paragraph-rsid="0008899c"/>
    </style:style>
    <style:style style:name="P7" style:family="paragraph" style:parent-style-name="Standard">
      <style:text-properties officeooo:rsid="00002113" officeooo:paragraph-rsid="000894e6"/>
    </style:style>
    <style:style style:name="P8" style:family="paragraph" style:parent-style-name="Standard">
      <style:text-properties officeooo:rsid="00002113" officeooo:paragraph-rsid="00097002"/>
    </style:style>
    <style:style style:name="P9" style:family="paragraph" style:parent-style-name="Standard">
      <style:text-properties officeooo:rsid="00019ce8" officeooo:paragraph-rsid="00019ce8"/>
    </style:style>
    <style:style style:name="P10" style:family="paragraph" style:parent-style-name="Standard">
      <style:text-properties officeooo:rsid="0008899c" officeooo:paragraph-rsid="0008899c"/>
    </style:style>
    <style:style style:name="P11" style:family="paragraph" style:parent-style-name="Standard">
      <style:text-properties fo:font-weight="bold" officeooo:rsid="00002113" officeooo:paragraph-rsid="00002113" style:font-weight-asian="bold" style:font-weight-complex="bold"/>
    </style:style>
    <style:style style:name="P12" style:family="paragraph" style:parent-style-name="Standard">
      <style:text-properties fo:font-weight="bold" officeooo:rsid="00037509" officeooo:paragraph-rsid="00037509" style:font-weight-asian="bold" style:font-weight-complex="bold"/>
    </style:style>
    <style:style style:name="P13" style:family="paragraph" style:parent-style-name="Standard">
      <style:text-properties fo:font-weight="bold" officeooo:rsid="00037509" officeooo:paragraph-rsid="00097002" style:font-weight-asian="bold" style:font-weight-complex="bold"/>
    </style:style>
    <style:style style:name="P14" style:family="paragraph" style:parent-style-name="Standard">
      <style:text-properties fo:font-weight="bold" officeooo:rsid="000b0c14" officeooo:paragraph-rsid="000b0c14" style:font-weight-asian="bold" style:font-weight-complex="bold"/>
    </style:style>
    <style:style style:name="P15" style:family="paragraph" style:parent-style-name="Standard">
      <style:text-properties officeooo:rsid="000894e6" officeooo:paragraph-rsid="000894e6"/>
    </style:style>
    <style:style style:name="P16" style:family="paragraph" style:parent-style-name="Standard">
      <style:text-properties officeooo:rsid="000894e6" officeooo:paragraph-rsid="00097002"/>
    </style:style>
    <style:style style:name="P17" style:family="paragraph" style:parent-style-name="Standard">
      <style:text-properties officeooo:rsid="00037509" officeooo:paragraph-rsid="00037509"/>
    </style:style>
    <style:style style:name="P18" style:family="paragraph" style:parent-style-name="Standard">
      <style:text-properties officeooo:rsid="00037509" officeooo:paragraph-rsid="000894e6"/>
    </style:style>
    <style:style style:name="P19" style:family="paragraph" style:parent-style-name="Standard">
      <style:text-properties officeooo:rsid="00037509" officeooo:paragraph-rsid="00097002"/>
    </style:style>
    <style:style style:name="P20" style:family="paragraph" style:parent-style-name="Standard">
      <style:text-properties officeooo:rsid="00037509" officeooo:paragraph-rsid="000b0c14"/>
    </style:style>
    <style:style style:name="P21" style:family="paragraph" style:parent-style-name="Standard">
      <style:text-properties officeooo:rsid="00037509" officeooo:paragraph-rsid="000b22a4"/>
    </style:style>
    <style:style style:name="P22" style:family="paragraph" style:parent-style-name="Standard">
      <style:text-properties officeooo:paragraph-rsid="00037509"/>
    </style:style>
    <style:style style:name="P23" style:family="paragraph" style:parent-style-name="Standard">
      <style:text-properties fo:font-weight="normal" officeooo:rsid="000b0c14" officeooo:paragraph-rsid="000b0c14" style:font-weight-asian="normal" style:font-weight-complex="normal"/>
    </style:style>
    <style:style style:name="P24" style:family="paragraph" style:parent-style-name="Standard">
      <style:text-properties fo:font-weight="normal" officeooo:rsid="00037509" officeooo:paragraph-rsid="00037509" style:font-weight-asian="normal" style:font-weight-complex="normal"/>
    </style:style>
    <style:style style:name="P25" style:family="paragraph" style:parent-style-name="Standard">
      <style:text-properties fo:font-weight="normal" officeooo:rsid="00037509" officeooo:paragraph-rsid="000b22a4" style:font-weight-asian="normal" style:font-weight-complex="normal"/>
    </style:style>
    <style:style style:name="P26" style:family="paragraph" style:parent-style-name="Standard">
      <style:text-properties fo:font-weight="normal" officeooo:paragraph-rsid="000b22a4" style:font-weight-asian="normal" style:font-weight-complex="normal"/>
    </style:style>
    <style:style style:name="P27" style:family="paragraph" style:parent-style-name="Standard">
      <style:text-properties fo:font-weight="normal" officeooo:rsid="000b22a4" officeooo:paragraph-rsid="000b22a4" style:font-weight-asian="normal" style:font-weight-complex="normal"/>
    </style:style>
    <style:style style:name="P28" style:family="paragraph" style:parent-style-name="Standard">
      <style:text-properties fo:font-weight="normal" officeooo:paragraph-rsid="00037509" style:font-weight-asian="normal" style:font-weight-complex="normal"/>
    </style:style>
    <style:style style:name="P29" style:family="paragraph" style:parent-style-name="Standard">
      <style:text-properties officeooo:rsid="00071a9a" officeooo:paragraph-rsid="00071a9a"/>
    </style:style>
    <style:style style:name="P30" style:family="paragraph" style:parent-style-name="Standard">
      <style:text-properties officeooo:rsid="00097002" officeooo:paragraph-rsid="00097002"/>
    </style:style>
    <style:style style:name="P31" style:family="paragraph" style:parent-style-name="Standard">
      <style:text-properties officeooo:rsid="000b0c14" officeooo:paragraph-rsid="000b0c14"/>
    </style:style>
    <style:style style:name="P32" style:family="paragraph" style:parent-style-name="Standard">
      <style:text-properties officeooo:paragraph-rsid="000b22a4"/>
    </style:style>
    <style:style style:name="P33" style:family="paragraph" style:parent-style-name="Text_20_body">
      <style:text-properties officeooo:rsid="00037509" officeooo:paragraph-rsid="00097002"/>
    </style:style>
    <style:style style:name="T1" style:family="text">
      <style:text-properties officeooo:rsid="00019ce8"/>
    </style:style>
    <style:style style:name="T2" style:family="text">
      <style:text-properties officeooo:rsid="00037509"/>
    </style:style>
    <style:style style:name="T3" style:family="text">
      <style:text-properties officeooo:rsid="000547fe"/>
    </style:style>
    <style:style style:name="T4" style:family="text">
      <style:text-properties officeooo:rsid="00071a9a"/>
    </style:style>
    <style:style style:name="T5" style:family="text">
      <style:text-properties officeooo:rsid="0008899c"/>
    </style:style>
    <style:style style:name="T6" style:family="text">
      <style:text-properties officeooo:rsid="000894e6"/>
    </style:style>
    <style:style style:name="T7" style:family="text">
      <style:text-properties fo:font-style="italic" style:font-style-asian="italic" style:font-style-complex="italic"/>
    </style:style>
    <style:style style:name="T8" style:family="text">
      <style:text-properties officeooo:rsid="00097002"/>
    </style:style>
    <style:style style:name="T9" style:family="text">
      <style:text-properties fo:font-weight="bold" style:font-weight-asian="bold" style:font-weight-complex="bold"/>
    </style:style>
    <style:style style:name="T10" style:family="text">
      <style:text-properties fo:font-weight="bold" officeooo:rsid="00037509" style:font-weight-asian="bold" style:font-weight-complex="bold"/>
    </style:style>
    <style:style style:name="T11" style:family="text">
      <style:text-properties officeooo:rsid="000b0c14"/>
    </style:style>
    <style:style style:name="T12" style:family="text">
      <style:text-properties fo:font-weight="normal" style:font-weight-asian="normal" style:font-weight-complex="normal"/>
    </style:style>
    <style:style style:name="T13" style:family="text">
      <style:text-properties fo:font-weight="normal" officeooo:rsid="000b22a4" style:font-weight-asian="normal" style:font-weight-complex="normal"/>
    </style:style>
    <style:style style:name="T14" style:family="text">
      <style:text-properties fo:font-weight="normal" officeooo:rsid="00037509" style:font-weight-asian="normal" style:font-weight-complex="normal"/>
    </style:style>
    <style:style style:name="T15" style:family="text">
      <style:text-properties officeooo:rsid="000b22a4"/>
    </style:style>
    <style:style style:name="T16" style:family="text">
      <style:text-properties style:text-underline-style="none"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0">Tim Cosemans</text:p>
      <text:p text:style-name="P10"><text:a xlink:type="simple" xlink:href="mailto:tim@statisticallyspeaking.be" text:style-name="Internet_20_link" text:visited-style-name="Visited_20_Internet_20_Link">tim@statisticallyspeaking.be</text:a></text:p>
      <text:p text:style-name="P10">Lanaken, Belgium</text:p>
      <text:p text:style-name="P1"/>
      <text:p text:style-name="P13">Profile</text:p>
      <text:p text:style-name="P33">I love uncovering the stories hidden in data. By combining analytical techniques with behavioral data, I aim to understand why people make the choices they do and how those patterns shape the world around us.</text:p>
      <text:p text:style-name="Text_20_body">Whether it’s predicting student drop-out, optimizing marketing strategies, or exploring decision-making in organizations, I enjoy bridging the gap between numbers and real-life behavior. For me, data isn’t just about models and algorithms—it’s a way to gain deeper insights into human nature.</text:p>
      <text:p text:style-name="Text_20_body">Beyond my technical work, I’m passionate about sharing knowledge, whether through teaching, mentoring, or collaborating with stakeholders to make AI and data science more accessible and ethical. At the end of the day, my goal is to use data not just for predictions, but to better understand and improve the way we interact, learn, and grow.</text:p>
      <text:p text:style-name="P8"/>
      <text:p text:style-name="P1"/>
      <text:p text:style-name="P1"><text:span text:style-name="T16">Work history </text:span></text:p>
      <text:p text:style-name="P6">Data scientist &amp; <text:span text:style-name="T5">e</text:span>ngineer @ Smartschool </text:p>
      <text:p text:style-name="P6"><text:span text:style-name="T4">10/2023 – present </text:span></text:p>
      <text:p text:style-name="P6"/>
      <text:p text:style-name="P15"><text:span text:style-name="T7">Additional activities</text:span>:</text:p>
      <text:p text:style-name="P7">- <text:span text:style-name="T3">Strategy development </text:span><text:span text:style-name="T6">of the data team</text:span><text:span text:style-name="T3">: </text:span><text:span text:style-name="T6">Organizing </text:span><text:span text:style-name="T3">workshops with stakeholders, </text:span><text:span text:style-name="T6">conducting</text:span><text:span text:style-name="T3"> maturity assessment</text:span><text:span text:style-name="T6">s</text:span><text:span text:style-name="T3">, </text:span><text:span text:style-name="T15">drawing up AI use case canvas, </text:span><text:span text:style-name="T6">coordinate strategy with </text:span><text:span text:style-name="T3">DNA of the company</text:span></text:p>
      <text:p text:style-name="P1"/>
      <text:p text:style-name="P1"/>
      <text:p text:style-name="P6"><text:span text:style-name="T5">Affiliate R</text:span>esearcher <text:span text:style-name="T5">@ Eindhoven University of Technology</text:span></text:p>
      <text:p text:style-name="P10">01/2022 – present</text:p>
      <text:p text:style-name="P1"/>
      <text:p text:style-name="P1"/>
      <text:p text:style-name="P6">Data science consultant <text:span text:style-name="T6">@ Algorhythm </text:span></text:p>
      <text:p text:style-name="P6"><text:span text:style-name="T4">01/2021 – 10/2023</text:span></text:p>
      <text:p text:style-name="P6"/>
      <text:p text:style-name="P15"><text:span text:style-name="T7">Additional activities</text:span>:</text:p>
      <text:p text:style-name="P2">- <text:span text:style-name="T6">Developing a marketing data science offering</text:span>: <text:span text:style-name="T6">Develop of v</text:span><text:span text:style-name="T1">alue proposition, R&amp;D, sales, workshops with clients, </text:span><text:span text:style-name="T6">draw up quotations</text:span></text:p>
      <text:p text:style-name="P1">- <text:span text:style-name="T6">Review of m</text:span>arketing strategy: <text:span text:style-name="T6">Guiding marketing interns, conducting </text:span><text:span text:style-name="T1">keyword analysis, </text:span><text:span text:style-name="T6">filming </text:span><text:span text:style-name="T1">brand movies </text:span></text:p>
      <text:p text:style-name="P1">- Research <text:span text:style-name="T6">and l</text:span>earning <text:span text:style-name="T6">lead</text:span>: <text:span text:style-name="T6">Organizing </text:span><text:span text:style-name="T2">meetings with stakeholders, strategy development, reporting</text:span></text:p>
      <text:p text:style-name="P1">- <text:span text:style-name="T6">Developing business unit </text:span><text:span text:style-name="T1">strategy: Three year planning, KPI development and tracking </text:span></text:p>
      <text:p text:style-name="P3">- <text:span text:style-name="T6">G</text:span><text:span text:style-name="T3">eneral </text:span><text:span text:style-name="T6">s</text:span>ales <text:span text:style-name="T3">and </text:span>business development </text:p>
      <text:p text:style-name="P4"><text:s/></text:p>
      <text:p text:style-name="P4"/>
      <text:p text:style-name="P6"><text:span text:style-name="T5">Doctoral R</text:span>esearcher <text:span text:style-name="T5">@ Eindhoven University of Technology</text:span></text:p>
      <text:p text:style-name="P6"><text:span text:style-name="T4">10/2020 – 12/2021</text:span></text:p>
      <text:p text:style-name="P6"/>
      <text:p text:style-name="P15"><text:soft-page-break/><text:span text:style-name="T7">Additional activities</text:span>:</text:p>
      <text:p text:style-name="P1">- <text:span text:style-name="T1">PhD representative: </text:span><text:span text:style-name="T5">guiding </text:span><text:span text:style-name="T2">new students, attending </text:span><text:span text:style-name="T5">board </text:span><text:span text:style-name="T2">meetings, organizing events and check-ins</text:span></text:p>
      <text:p text:style-name="P1"/>
      <text:p text:style-name="P1"/>
      <text:p text:style-name="P6">Marketing effectiveness intern @ GfK </text:p>
      <text:p text:style-name="P6"><text:span text:style-name="T1">07/2019-08/2019</text:span></text:p>
      <text:p text:style-name="P1"/>
      <text:p text:style-name="P1"/>
      <text:p text:style-name="P6">Policy intern @ Hasselt University </text:p>
      <text:p text:style-name="P6"><text:span text:style-name="T1">07/2018-08/2018</text:span></text:p>
      <text:p text:style-name="P1"/>
      <text:p text:style-name="P11">Education</text:p>
      <text:p text:style-name="P18">PhD <text:span text:style-name="T6">Industrial Engineering – Marketing Analytics</text:span></text:p>
      <text:p text:style-name="P18"><text:span text:style-name="T6">10/2020 – present</text:span></text:p>
      <text:p text:style-name="P17"><text:span text:style-name="T6">Coursework included </text:span>graduate econometrics, machine learning, optimization, panel data econometrics <text:span text:style-name="T6">and </text:span>statistical learning</text:p>
      <text:p text:style-name="P17"/>
      <text:p text:style-name="P15"><text:span text:style-name="T7">Additional activities</text:span>:</text:p>
      <text:p text:style-name="P7">- <text:span text:style-name="T1">PhD representative</text:span></text:p>
      <text:p text:style-name="P7">- <text:span text:style-name="T6">Teaching</text:span></text:p>
      <text:p text:style-name="P1"/>
      <text:p text:style-name="P1"/>
      <text:p text:style-name="P3">Master Statistical Data Analysis – Statistical Science </text:p>
      <text:p text:style-name="P15">09/2019 - 08/2020</text:p>
      <text:p text:style-name="P17">Summa cum laude </text:p>
      <text:p text:style-name="P18">Master's thesis: Methodological choices in exploratory factor analysis: The case of binary data</text:p>
      <text:p text:style-name="P18"/>
      <text:p text:style-name="P15"><text:span text:style-name="T7">Additional activities</text:span>:</text:p>
      <text:p text:style-name="P17">- Student representative</text:p>
      <text:p text:style-name="P17"/>
      <text:p text:style-name="P17"/>
      <text:p text:style-name="P17">Master Business Engineering – Finance &amp; <text:span text:style-name="T8">M</text:span>arketing <text:span text:style-name="T8">I</text:span>ntelligence</text:p>
      <text:p text:style-name="P15">09/2017 - 08/2019</text:p>
      <text:p text:style-name="P17">Summa cum laude </text:p>
      <text:p text:style-name="P18">Master's thesis: Marketing Impact: An Empirical Analysis of The Effect of Offline Commercials on Web Traffic</text:p>
      <text:p text:style-name="P18"/>
      <text:p text:style-name="P15"><text:span text:style-name="T7">Additional activities</text:span>:</text:p>
      <text:p text:style-name="P18">- Student representative</text:p>
      <text:p text:style-name="P18">- <text:span text:style-name="T6">Teaching</text:span></text:p>
      <text:p text:style-name="P17"/>
      <text:p text:style-name="P17"/>
      <text:p text:style-name="P17">Bachelor Business Engineering </text:p>
      <text:p text:style-name="P15">09/2014 - 08/2017</text:p>
      <text:p text:style-name="P17">Magna cum laude</text:p>
      <text:p text:style-name="P18">Bachelor's thesis: The Financial Literacy of Flemish Entrepreneurs</text:p>
      <text:p text:style-name="P16"><text:span text:style-name="T7"/></text:p>
      <text:p text:style-name="P16"><text:span text:style-name="T7">Additional activities</text:span>:</text:p>
      <text:p text:style-name="P19">- Student representative</text:p>
      <text:p text:style-name="P19">- <text:span text:style-name="T6">Teaching</text:span></text:p>
      <text:p text:style-name="P17"/>
      <text:p text:style-name="P17"><text:soft-page-break/></text:p>
      <text:p text:style-name="P12">Certifications</text:p>
      <text:p text:style-name="P19">- <text:span text:style-name="T8">Cronos </text:span>Leadership <text:span text:style-name="T8">T</text:span>rack</text:p>
      <text:p text:style-name="P19">- <text:span text:style-name="T8">DataTalks </text:span>MLOps <text:span text:style-name="T8">Certification</text:span></text:p>
      <text:p text:style-name="P19">- Databricks <text:span text:style-name="T8">C</text:span>ertified <text:span text:style-name="T8">M</text:span>achine <text:span text:style-name="T8">L</text:span>earning <text:span text:style-name="T8">A</text:span>ssociate</text:p>
      <text:p text:style-name="P17">- Microsoft Certified Azure Data Scientist Associate</text:p>
      <text:p text:style-name="P17"/>
      <text:p text:style-name="P14">Technologies</text:p>
      <text:p text:style-name="P14"><text:span text:style-name="T12">MLFlow, Airflow, PySpark, Puppet, Logstash, Elastic Search, Kibana, </text:span><text:span text:style-name="T13">Python, SQL</text:span></text:p>
      <text:p text:style-name="P17"/>
      <text:p text:style-name="P17"/>
      <text:p text:style-name="P17"><text:span text:style-name="T9">Teaching</text:span> </text:p>
      <text:p text:style-name="P17">Internship supervision<text:span text:style-name="T8">s</text:span> <text:span text:style-name="T8">@ H</text:span>asselt <text:span text:style-name="T8">University</text:span> </text:p>
      <text:p text:style-name="P30">01/2023 - 06/2023</text:p>
      <text:p text:style-name="P17">- <text:span text:style-name="T8">Graduation projects in m</text:span>arketing strategy <text:span text:style-name="T8">and </text:span>value proposition <text:span text:style-name="T8">management</text:span></text:p>
      <text:p text:style-name="P17"/>
      <text:p text:style-name="P17">Thesis supervision <text:span text:style-name="T8">@ </text:span>Thomas Moore <text:span text:style-name="T8">University College</text:span></text:p>
      <text:p text:style-name="P30">01/2023 - 06/2023</text:p>
      <text:p text:style-name="P17">- <text:span text:style-name="T8">Bachelor thesis in c</text:span>ausal machine learning</text:p>
      <text:p text:style-name="P17"/>
      <text:p text:style-name="P17">Thesis supervision <text:span text:style-name="T8">@ Eindhoven University of Technology</text:span></text:p>
      <text:p text:style-name="P30">01/2021 - 12/2021</text:p>
      <text:p text:style-name="P17">- <text:span text:style-name="T8">B</text:span>achelor end projects in innovation management and marketing analytics </text:p>
      <text:p text:style-name="P17"/>
      <text:p text:style-name="P19">Multivariate statistics <text:span text:style-name="T8">@ Eindhoven University of Technology</text:span></text:p>
      <text:p text:style-name="P19">10/2020-12/2021</text:p>
      <text:p text:style-name="P17"/>
      <text:p text:style-name="P19">Statistics for business administration <text:span text:style-name="T8">@ H</text:span>asselt <text:span text:style-name="T8">University</text:span> </text:p>
      <text:p text:style-name="P19">09/2019-03/2019</text:p>
      <text:p text:style-name="P17"/>
      <text:p text:style-name="P19">Mathematics for business administration <text:span text:style-name="T8">@ H</text:span>asselt <text:span text:style-name="T8">University</text:span> </text:p>
      <text:p text:style-name="P19">09/2016-09/2019</text:p>
      <text:p text:style-name="P17"/>
      <text:p text:style-name="P30"><text:span text:style-name="T9">Research</text:span></text:p>
      <text:p text:style-name="P19">- Smart Signal: An Early Warning System to Prevent Student Drop-Out <text:span text:style-name="T8">| Work in progress</text:span></text:p>
      <text:p text:style-name="P17"><text:span text:style-name="T11">- Loosening the Ties that Bind: </text:span>Churn and <text:span text:style-name="T8">D</text:span>iscontinuance <text:span text:style-name="T11">in Multiproduct Settings | Work in progress</text:span></text:p>
      <text:p text:style-name="P17">- Exploratory Graph Analysis for Factor Retention: Simulation Results for Continuous and Binary Data <text:span text:style-name="T8">| Educational &amp; Psychological Measurement</text:span></text:p>
      <text:p text:style-name="P17"/>
      <text:p text:style-name="P12">Projects </text:p>
      <text:p text:style-name="P23">Smart Signal | Smartschool </text:p>
      <text:p text:style-name="P31"><text:span text:style-name="T12">- Predicting student drop-out using explainable machine learning techniques, testing adoption of technology during field tests, ethical development in cooperation with stakeholders, application </text:span><text:span text:style-name="T13">of legal requirements (AI Act, GDPR)</text:span></text:p>
      <text:p text:style-name="P31"><text:span text:style-name="T13"/></text:p>
      <text:p text:style-name="P21">B<text:span text:style-name="T15">usiness Intelligence Logging | Smartschool</text:span></text:p>
      <text:p text:style-name="P21">- <text:span text:style-name="T15">D</text:span>evelopment <text:span text:style-name="T15">of business intelligence system </text:span>using <text:span text:style-name="T15">ELK</text:span> stack</text:p>
      <text:p text:style-name="P23"/>
      <text:p text:style-name="P20">Anomaly detection @ dotArchie <text:span text:style-name="T11">| Algorhythm</text:span></text:p>
      <text:p text:style-name="P17">- <text:span text:style-name="T11">Using neural networks to predict server failure</text:span></text:p>
      <text:p text:style-name="P17"/>
      <text:p text:style-name="P17"><text:soft-page-break/>Marketing data engineering @ Publiq <text:span text:style-name="T11">| Algorhythm</text:span></text:p>
      <text:p text:style-name="P17">- <text:span text:style-name="T11">Setting up infrastructure for collecting website tracking data </text:span></text:p>
      <text:p text:style-name="P17"/>
      <text:p text:style-name="P20">Economic forecasting @ <text:span text:style-name="T11">Department of Work | Algorhythm</text:span></text:p>
      <text:p text:style-name="P17">- <text:span text:style-name="T11">Developing a statistical forecasting model for cost prediction</text:span></text:p>
      <text:p text:style-name="P17"/>
      <text:p text:style-name="P20">Disease trajectory analysis @ <text:span text:style-name="T11">Johnson&amp;Johnson | Algorhythm</text:span></text:p>
      <text:p text:style-name="P20">- <text:span text:style-name="T11">Building a dashboard for statistical analysis of clinical trial results</text:span></text:p>
      <text:p text:style-name="P20"/>
      <text:p text:style-name="P20">Preventive maintenance @ IPEE <text:span text:style-name="T11">| Algorhythm</text:span></text:p>
      <text:p text:style-name="P20">- <text:span text:style-name="T11">Developing </text:span><text:span text:style-name="T15">m</text:span><text:span text:style-name="T11">odel for predicting toilet clogging </text:span></text:p>
      <text:p text:style-name="P17"/>
      <text:p text:style-name="P20">Production optimization @ Toyo Ink <text:span text:style-name="T11">| Algorhythm</text:span></text:p>
      <text:p text:style-name="P20">- <text:span text:style-name="T11">Time series modelling of IoT data </text:span></text:p>
      <text:p text:style-name="P20"/>
      <text:p text:style-name="P20">Customer journey analysis @ <text:span text:style-name="T11">S</text:span>meg <text:span text:style-name="T11">| Algorhythm</text:span></text:p>
      <text:p text:style-name="P20">- <text:span text:style-name="T11">Process mining on website data for insights in customer website behavior</text:span></text:p>
      <text:p text:style-name="P20"/>
      <text:p text:style-name="P20">Website analysis @ iValue <text:span text:style-name="T11">| Hasselt University</text:span></text:p>
      <text:p text:style-name="P17">- <text:span text:style-name="T11">Quantitative analysis and optimization of website <text:s/></text:span></text:p>
      <text:p text:style-name="P17"/>
      <text:p text:style-name="P12">Talks </text:p>
      <text:p text:style-name="P32"><text:span text:style-name="T14">Trefdag Vlaanderen Digitaal: </text:span><text:span text:style-name="Strong_20_Emphasis"><text:span text:style-name="T14">Samen voor betere resultaten op school dankzij AI</text:span></text:span><text:span text:style-name="T14"> </text:span></text:p>
      <text:p text:style-name="P26"><text:span text:style-name="T2">24/10/24</text:span></text:p>
      <text:p text:style-name="P25"/>
      <text:p text:style-name="P25">Studiedag AI Digitaal Vlaanderen: Amai! Begeleidingsethiek in onderwijs </text:p>
      <text:p text:style-name="P25">05/06/24</text:p>
      <text:p text:style-name="P32"><text:span text:style-name="Strong_20_Emphasis"><text:span text:style-name="T12"/></text:span></text:p>
      <text:p text:style-name="P32"><text:span text:style-name="Strong_20_Emphasis"><text:span text:style-name="T14">Studiedag AI Kenniscentrum Digisprong: Een kritische blik op AI in het onderwijs: het Slim Signaal binnen Smartschool </text:span></text:span></text:p>
      <text:p text:style-name="P32"><text:span text:style-name="Strong_20_Emphasis"><text:span text:style-name="T14">18/11/24</text:span></text:span></text:p>
      <text:p text:style-name="P25"/>
      <text:p text:style-name="P25">Business Club AI Voka: <text:span text:style-name="T15">Data driven m</text:span>arketing <text:span text:style-name="T15">a</text:span>nalytics </text:p>
      <text:p text:style-name="P27">27/10/2023</text:p>
      <text:p text:style-name="P24"/>
      <text:p text:style-name="P28"><text:span text:style-name="T2">Data Science Meetup Leuven: Exploratory factor analysis for binary data</text:span></text:p>
      <text:p text:style-name="P27">22/10/2020</text:p>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oppins" svg:font-family="Poppins"/>
    <style:font-face style:name="Sage Peak" svg:font-family="'Sage Peak', sans-serif"/>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in" style:wrap="none" style:vertical-pos="middle" style:vertical-rel="line"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21:20:54.510804372</meta:creation-date>
    <dc:date>2025-02-05T20:56:47.811895828</dc:date>
    <meta:editing-duration>PT27M9S</meta:editing-duration>
    <meta:editing-cycles>6</meta:editing-cycles>
    <meta:generator>LibreOffice/24.2.7.2$Linux_X86_64 LibreOffice_project/420$Build-2</meta:generator>
    <meta:document-statistic meta:table-count="0" meta:image-count="0" meta:object-count="0" meta:page-count="4" meta:paragraph-count="117" meta:word-count="810" meta:character-count="5914" meta:non-whitespace-character-count="5182"/>
  </office:meta>
</office:document-meta>
</file>